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AnjaliOldLipi"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22433"/>
    </style:style>
    <style:style style:name="T2" style:family="text">
      <style:text-properties officeooo:rsid="00124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Geral</text:p>
      <text:p text:style-name="Standard">Este projeto é uma <text:span text:style-name="T1">c</text:span>alculadora de Orçamento de Viagem que permite ao usuário inserir informações sobre sua viagem, como destino, número de dias, tipo de acomodação e número de pessoas. Com base nesses dados, a calculadora estima o custo total da viagem <text:span text:style-name="T1">e entrega o resultado ao cliente.</text:span></text:p>
      <text:p text:style-name="Standard"/>
      <text:p text:style-name="P1">Estrutura do Projeto</text:p>
      <text:p text:style-name="Standard">index.html: Este arquivo contém a estrutura HTML da página, incluindo o formulário onde o usuário insere os dados e a seção onde o resultado do orçamento é exibido.</text:p>
      <text:p text:style-name="Standard"/>
      <text:p text:style-name="Standard">style.css: Este arquivo define o estilo visual do site, garantindo que ele seja atraente e responsivo. Ele inclui regras de CSS para ajustar o layout em telas menores.</text:p>
      <text:p text:style-name="Standard"/>
      <text:p text:style-name="Standard">script.js: Este arquivo contém a lógica JavaScript responsável por calcular o orçamento da viagem com base nos dados fornecidos pelo usuário, <text:span text:style-name="T1">e exibir o resultado do cálculo.</text:span></text:p>
      <text:p text:style-name="Standard"/>
      <text:p text:style-name="P1">Campos de Entrada:</text:p>
      <text:p text:style-name="Standard">Destino: Campo de texto para o usuário inserir o destino da viagem.</text:p>
      <text:p text:style-name="Standard"/>
      <text:p text:style-name="Standard">Número de Dias: Campo numérico para o usuário inserir o número de dias de viagem <text:span text:style-name="T1">(o valor se multiplica de acordo com os dias)</text:span>.</text:p>
      <text:p text:style-name="Standard"/>
      <text:p text:style-name="Standard">Tipo de Acomodação: Menu suspenso com três opções: Econômica, Moderada, e Luxo, cada uma com um custo diário diferente.</text:p>
      <text:p text:style-name="Standard"/>
      <text:p text:style-name="Standard">Número de Pessoas: Campo numérico para o usuário inserir o número de pessoas que participarão da viagem <text:span text:style-name="T1">(o valor se multiplica de acordo com o número de pessoas)</text:span>.</text:p>
      <text:p text:style-name="Standard"/>
      <text:p text:style-name="P1">Cálculo do Orçamento:</text:p>
      <text:p text:style-name="Standard">O JavaScript pega os valores de entrada, determina o custo por dia com base no tipo de acomodação, e então calcula o custo total multiplicando pelo número de dias e pessoas.</text:p>
      <text:p text:style-name="Standard"/>
      <text:p text:style-name="P1">Responsividade:</text:p>
      <text:p text:style-name="Standard">O layout se ajusta para telas menores, garantindo uma boa experiência de usuário em dispositivos móveis.</text:p>
      <text:p text:style-name="Standard"/>
      <text:p text:style-name="P1">Comentários no Código</text:p>
      <text:p text:style-name="Standard">Os arquivos incluem comentários nas linhas de comando mais importantes, explicando o propósito de blocos de código e a lógica por trás das funcionalidades implementadas. Isso facilita a manutenção e compreensão do código por outros desenvolvedores.</text:p>
      <text:p text:style-name="Standard"/>
      <text:p text:style-name="P1">Como Usar</text:p>
      <text:p text:style-name="Standard">Abra o arquivo index.html em um navegador, <text:span text:style-name="T1">ou pesquise “</text:span><text:span text:style-name="T2">calculadora de orçamento de viagem”.</text:span></text:p>
      <text:p text:style-name="Standard"><text:span text:style-name="T2">Ao entrar na página, p</text:span>reencha os campos do formulário com as informações da <text:span text:style-name="T2">sua </text:span>viagem.</text:p>
      <text:p text:style-name="Standard">Clique no botão "Calcular" para <text:span text:style-name="T2">que o programa exiba</text:span> o orçamento estim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6T08:48:30.197853532</meta:creation-date>
    <dc:date>2024-08-26T09:01:24.024596616</dc:date>
    <meta:editing-duration>PT2M43S</meta:editing-duration>
    <meta:editing-cycles>1</meta:editing-cycles>
    <meta:document-statistic meta:table-count="0" meta:image-count="0" meta:object-count="0" meta:page-count="1" meta:paragraph-count="21" meta:word-count="355" meta:character-count="2159" meta:non-whitespace-character-count="1825"/>
    <meta:generator>LibreOffice/6.4.7.2$Linux_X86_64 LibreOffice_project/40$Build-2</meta:generator>
  </office:meta>
</office:document-meta>
</file>